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8.5cm" table:align="center"/>
    </style:style>
    <style:style style:name="Tabelle1.A" style:family="table-column">
      <style:table-column-properties style:column-width="4.225cm"/>
    </style:style>
    <style:style style:name="Tabelle1.B" style:family="table-column">
      <style:table-column-properties style:column-width="4.276cm"/>
    </style:style>
    <style:style style:name="Tabelle1.A1" style:family="table-cell">
      <style:table-cell-properties fo:padding="0.051cm" fo:border-left="none" fo:border-right="none" fo:border-top="none" fo:border-bottom="0.25pt solid #000000" style:writing-mode="lr-tb"/>
    </style:style>
    <style:style style:name="Tabelle1.A2" style:family="table-cell">
      <style:table-cell-properties fo:padding="0cm" fo:border="none" style:writing-mode="lr-tb"/>
    </style:style>
    <style:style style:name="P1" style:family="paragraph" style:parent-style-name="LangSci_5f_Example">
      <style:text-properties fo:font-size="10pt" style:font-size-asian="10pt"/>
    </style:style>
    <style:style style:name="P2" style:family="paragraph" style:parent-style-name="LangSci_5f_Example">
      <style:text-properties fo:language="de" fo:country="DE"/>
    </style:style>
    <style:style style:name="P3" style:family="paragraph" style:parent-style-name="LangSci_5f_Translation_5f_Subexample">
      <style:text-properties officeooo:paragraph-rsid="00228882"/>
    </style:style>
    <style:style style:name="P4" style:family="paragraph" style:parent-style-name="LangSci_5f_Translation_5f_Subexample">
      <style:text-properties fo:language="de" fo:country="DE" officeooo:rsid="001b49bc" officeooo:paragraph-rsid="00228882"/>
    </style:style>
    <style:style style:name="P5" style:family="paragraph" style:parent-style-name="Heading_20_1">
      <style:paragraph-properties fo:text-align="center" style:justify-single-word="false"/>
      <style:text-properties fo:font-size="28pt" style:font-size-asian="28pt" style:font-size-complex="28pt"/>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ConversationTranscript">
      <style:text-properties officeooo:paragraph-rsid="00243138"/>
    </style:style>
    <style:style style:name="P10" style:family="paragraph" style:parent-style-name="LangSci_5f_Langinfo">
      <style:paragraph-properties fo:margin-left="0cm" fo:margin-right="0cm" fo:text-indent="0cm" style:auto-text-indent="false"/>
      <style:text-properties officeooo:paragraph-rsid="00228882"/>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size="10pt" style:font-size-asian="10pt"/>
    </style:style>
    <style:style style:name="T7" style:family="text">
      <style:text-properties officeooo:rsid="00194b44"/>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cm" fo:border="none" style:writing-mode="lr-tb">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uidelines for a chapter with Language Science Press</text:h>
      <text:p text:style-name="Heading_20_1"><text:bookmark-start text:name="__RefHeading__452_2075933062"/>Running Text<text:bookmark-end text:name="__RefHeading__452_2075933062"/></text:p>
      <text:p text:style-name="Heading_20_2">General remarks</text:p>
      <text:p text:style-name="Text_20_body">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_20_body">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 </text:p>
      <text:p text:style-name="Text_20_body">Running text does not require any special formatting. Simply use the standard settings of your program, but be aware that the pages might look different in the final versions. Footnotes are entered as usual with the insert-footnote-function<text:span text:style-name="Footnote_20_Symbol"><text:note text:id="ftn1" text:note-class="footnote"><text:note-citation>1</text:note-citation><text:note-body><text:p text:style-name="Fußnotentext"><text:tab/>This is a footnote</text:p></text:note-body></text:note></text:span> Do not use endnotes. Cross references should include the words “Table“ or “Figure“, or the section sign §. There is no special category for maps. Use “Figure“ for maps as well. </text:p>
      <text:p text:style-name="Text_20_body">References to the literature are given according to the Unified Style sheet for linguistics. If you use a bibliography manager like Zotero or EndNote, get in touch with the editors to see in how far there are possiibilities for conversion. </text:p>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7599767221579315958" text:style-name="L1">
        <text:list-item>
          <text:p text:style-name="P7">Bullet list </text:p>
        </text:list-item>
        <text:list-item>
          <text:p text:style-name="P7">also known as unordered list</text:p>
        </text:list-item>
      </text:list>
      <text:p text:style-name="Text_20_body">There is normally no need to use letters, Roman numerals or fancy symbols.</text:p>
      <text:list xml:id="list3639804955355795030" text:style-name="L2">
        <text:list-item>
          <text:p text:style-name="P8">Enumerations</text:p>
        </text:list-item>
        <text:list-item>
          <text:p text:style-name="P8">also known as ordered lists</text:p>
        </text:list-item>
        <text:list-item>
          <text:p text:style-name="P8">use numbers</text:p>
        </text:list-item>
      </text:list>
      <text:p text:style-name="Text_20_body"/>
      <text:p text:style-name="Heading_20_1"><text:bookmark-start text:name="__RefHeading__454_2075933062"/><text:soft-page-break/>Floats<text:bookmark-end text:name="__RefHeading__454_2075933062"/></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cm" svg:width="8.608cm" style:rel-width="scale" svg:height="11.361cm"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pan text:style-name="Absatz-Standardschriftart"><text:span text:style-name="T2"/></text:span></text:p>
      <text:p text:style-name="Standard"/>
      <text:p text:style-name="Heading_20_1"><text:bookmark-start text:name="__RefHeading__456_2075933062"/><text:soft-page-break/>Special Text<text:bookmark-end text:name="__RefHeading__456_2075933062"/></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835242987566424361" text:style-name="LangSci_5f_Langinfo2">
        <text:list-item>
          <text:p text:style-name="LangSci_5f_Langinfo"><text:bookmark-start text:name="__RefHeading__458_2075933062"/>French (personal knowledge)<text:bookmark-end text:name="__RefHeading__458_2075933062"/></text:p>
          <text:list>
            <text:list-item>
              <text:p text:style-name="LangSci_5f_Langinfo"><text:bookmark-start text:name="__RefHeading__460_2075933062"/>Paris<text:bookmark-end text:name="__RefHeading__460_2075933062"/></text:p>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34698874" text:continue-numbering="true" text:style-name="LangSci_5f_Langinfo2">
        <text:list-item>
          <text:list>
            <text:list-item>
              <text:p text:style-name="LangSci_5f_Langinfo"><text:bookmark-start text:name="__RefHeading__462_2075933062"/>Saint-Etienne<text:bookmark-end text:name="__RefHeading__462_2075933062"/></text:p>
            </text:list-item>
          </text:list>
        </text:list-item>
      </text:list>
      <text:p text:style-name="LangSci_5f_Example">Ceci est une pomme</text:p>
      <text:p text:style-name="LangSci_5f_IMT">This is an apple</text:p>
      <text:p text:style-name="LangSci_5f_Translation_5f_Subexample">“This is an apple.”</text:p>
      <text:list xml:id="list34703926" text:continue-numbering="true" text:style-name="LangSci_5f_Langinfo2">
        <text:list-item>
          <text:list>
            <text:list-item>
              <text:p text:style-name="LangSci_5f_Langinfo"><text:bookmark-start text:name="__RefHeading__464_2075933062"/>Lyon<text:bookmark-end text:name="__RefHeading__464_2075933062"/></text:p>
            </text:list-item>
          </text:list>
        </text:list-item>
      </text:list>
      <text:p text:style-name="LangSci_5f_Example">Ceci es unse pomme</text:p>
      <text:p text:style-name="LangSci_5f_IMT">This is an apple</text:p>
      <text:p text:style-name="P3">“This is an apple”</text:p>
      <text:p text:style-name="P4"><text:s text:c="6"/></text:p>
      <text:list xml:id="list34683719" text:continue-numbering="true" text:style-name="LangSci_5f_Langinfo2">
        <text:list-item>
          <text:p text:style-name="P10"><text:span text:style-name="T3"><text:s text:c="8"/>French (personal knowledge)</text:span><text:span text:style-name="T1"> <text:tab/></text:span></text:p>
        </text:list-item>
      </text:list>
      <text:p text:style-name="P2">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34697397" text:continue-numbering="true" text:style-name="LangSci_5f_Langinfo2">
        <text:list-item>
          <text:p text:style-name="LangSci_5f_Langinfo"><text:bookmark-start text:name="__RefHeading__468_2075933062"/>French<text:bookmark-end text:name="__RefHeading__468_2075933062"/></text:p>
        </text:list-item>
      </text:list>
      <text:p text:style-name="P1">Ceci n' <text:s text:c="3"/>est <text:s text:c="18"/>pas <text:s text:c="2"/>une <text:s text:c="2"/>pomme et <text:s text:c="3"/>la <text:s text:c="6"/>terre <text:s/>est <text:s text:c="17"/>bleu-e <text:s/>comme une <text:s text:c="5"/>orange</text:p>
      <text:p text:style-name="LangSci_5f_IMT"><text:span text:style-name="Absatz-Standardschriftart"><text:span text:style-name="T6">this <text:s/></text:span></text:span><text:span text:style-name="Absatz-Standardschriftart"><text:span text:style-name="T5">neg cop</text:span></text:span><text:span text:style-name="Absatz-Standardschriftart"><text:span text:style-name="T6">.3</text:span></text:span><text:span text:style-name="Absatz-Standardschriftart"><text:span text:style-name="T5">sg.pres</text:span></text:span><text:span text:style-name="Absatz-Standardschriftart"><text:span text:style-name="T6"> <text:s/></text:span></text:span><text:span text:style-name="Absatz-Standardschriftart"><text:span text:style-name="T5">neg det.f</text:span></text:span><text:span text:style-name="Absatz-Standardschriftart"><text:span text:style-name="T6"> <text:s/>apple <text:s text:c="3"/>and </text:span></text:span><text:span text:style-name="Absatz-Standardschriftart"><text:span text:style-name="T5">dem.f</text:span></text:span><text:span text:style-name="Absatz-Standardschriftart"><text:span text:style-name="T6"> earth</text:span></text:span><text:span text:style-name="Absatz-Standardschriftart"><text:span text:style-name="T5"> cop.3sg.pres</text:span></text:span><text:span text:style-name="Absatz-Standardschriftart"><text:span text:style-name="T6"> <text:s/>blue-</text:span></text:span><text:span text:style-name="Absatz-Standardschriftart"><text:span text:style-name="T5">f <text:s/></text:span></text:span><text:span text:style-name="Absatz-Standardschriftart"><text:span text:style-name="T6">like <text:s text:c="6"/></text:span></text:span><text:span text:style-name="Absatz-Standardschriftart"><text:span text:style-name="T5">indef.f </text:span></text:span><text:span text:style-name="Absatz-Standardschriftart"><text:span text:style-name="T6">orange</text:span></text:span></text:p>
      <text:p text:style-name="LangSci_5f_Translation"><text:span text:style-name="Absatz-Standardschriftart"><text:span text:style-name="T6"> </text:span></text:span></text:p>
      <text:p text:style-name="Standard"/>
      <text:p text:style-name="Heading_20_2">Conversation transcripts</text:p>
      <text:p text:style-name="Text_20_body">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p text:style-name="P9">(3) <text:s/>CHSF_2012_08_04S4_1712020<text:line-break/><text:line-break/>1 A <text:s text:c="3"/>daira <text:span text:style-name="T7">n</text:span>aa inu tina ka' eede<text:tab/> <text:s text:c="24"/>M1</text:p>
      <text:p text:style-name="P9"><text:s text:c="7"/>daira <text:span text:style-name="T7">n</text:span>u-ya <text:s text:c="2"/>i-nu <text:s text:c="3"/>tina ka-tu <text:s text:c="2"/>ere-de<text:line-break/><text:soft-page-break/> <text:s text:c="6"/>Daira 2 <text:span text:style-name="Absatz-Standardschriftart"><text:span text:style-name="T4">sg-foc</text:span></text:span> 1 <text:span text:style-name="Absatz-Standardschriftart"><text:span text:style-name="T4">sg-acc</text:span></text:span> tub <text:s/>grab-<text:span text:style-name="Absatz-Standardschriftart"><text:span text:style-name="T4">sr</text:span></text:span> <text:s/>pass-<text:span text:style-name="Absatz-Standardschriftart"><text:span text:style-name="T4">imp</text:span></text:span><text:line-break/> <text:s text:c="6"/>Daira you pass me the tub<text:line-break/><text:line-break/>2 B <text:s text:c="2"/>enstaa? ((pointing at tub))<text:tab/> <text:s text:c="24"/>M2</text:p>
      <text:p text:style-name="P9"><text:s text:c="6"/>ensta-a<text:line-break/> <text:s text:c="5"/>this-<text:span text:style-name="Absatz-Standardschriftart"><text:span text:style-name="T4">q</text:span></text:span><text:line-break/> <text:s text:c="5"/>this one?<text:line-break/><text:line-break/>3 A <text:s text:c="2"/>jee tsadekee<text:tab/> <text:s text:c="39"/>M1</text:p>
      <text:p text:style-name="P9"><text:s text:c="6"/>jee tsa-de-ke-e<text:line-break/> <text:s text:c="5"/>yes <text:span text:style-name="Absatz-Standardschriftart"><text:span text:style-name="T4">sem-pl</text:span></text:span>-do-<text:span text:style-name="Absatz-Standardschriftart"><text:span text:style-name="T4">imp</text:span></text:span><text:line-break/> <text:s text:c="5"/>yeah do that <text:line-break/><text:line-break/>4 B <text:s text:c="2"/>((throws tub to A))<text:tab/> <text:s text:c="29"/>M2</text:p>
      <text:p text:style-name="Heading_20_2">Quotations</text:p>
      <text:p text:style-name="Text_20_body">Quotations use the quotation environment. Do not use quotation marks. There is no need to italicize the quotation as it is already offset by indentation. </text:p>
      <text:p text:style-name="Quotations">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 </text:p>
      <text:p text:style-name="Heading_20_1"><text:bookmark-start text:name="__RefHeading__470_2075933062"/>Another chapter with an abstract<text:bookmark-end text:name="__RefHeading__470_2075933062"/></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text:soft-page-break/>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6"><text:bookmark-start text:name="__RefHeading__472_2075933062"/>Yet another chapter with an epigram<text:bookmark-end text:name="__RefHeading__472_2075933062"/></text:p>
      <text:p text:style-name="Listenabsatz">Use the epigram style for epigrams. As epigrams do not go very well with abstracts, try to avoid epigrams in edited volumes.</text:p>
      <text:p text:style-name="Epigram_20_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size-asian="12pt" style:language-asian="hi" style:country-asian="IN" style:font-name-complex="FreeSan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Umschlag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End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padding="0cm"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körper-Erstzeileneinzug" style:family="paragraph" style:parent-style-name="Text_20_body">
      <style:paragraph-properties fo:margin-left="0cm" fo:margin-right="0cm" fo:hyphenation-ladder-count="no-limit" fo:text-indent="0.499cm" style:auto-text-indent="false"/>
      <style:text-properties fo:hyphenate="false"/>
    </style:style>
    <style:style style:name="Textkörper-Zeileneinzug"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size-complex="10pt" fo:hyphenate="false"/>
    </style:style>
    <style:style style:name="Epigram" style:family="paragraph" style:parent-style-name="Text_20_body">
      <style:paragraph-properties fo:margin-left="10.465cm" fo:margin-right="0cm" fo:margin-top="0cm" fo:margin-bottom="0cm" style: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51cm" fo:margin-bottom="0cm"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1.27cm" fo:margin-right="0cm" fo:margin-top="0.423cm" fo:margin-bottom="0.212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Aufzählung_20_2" style:display-name="Aufzählung 2" style:family="paragraph" style:parent-style-name="List">
      <style:paragraph-properties fo:margin-left="1.27cm" fo:margin-right="0cm" fo:margin-top="0cm" fo:margin-bottom="0.212cm" style:contextual-spacing="false" fo:hyphenation-ladder-count="no-limit" fo:text-indent="-0.635cm" style:auto-text-indent="false">
        <style:tab-stops/>
      </style:paragraph-properties>
      <style:text-properties fo:hyphenate="false"/>
    </style:style>
    <style:style style:name="Abstract" style:family="paragraph" style:parent-style-name="Standard">
      <style:paragraph-properties fo:margin-left="1.27cm" fo:margin-right="1.27cm" fo:text-align="justify" style:justify-single-word="false" fo:hyphenation-ladder-count="no-limit" fo:text-indent="0cm"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212cm" fo:margin-bottom="0.212cm" style:contextual-spacing="false" fo:line-height="0.423cm" fo:keep-together="always" fo:hyphenation-ladder-count="no-limit">
        <style:tab-stops>
          <style:tab-stop style:position="-0.4cm"/>
          <style:tab-stop style:position="-0.101cm" style:type="right"/>
          <style:tab-stop style:position="0cm"/>
        </style:tab-stops>
      </style:paragraph-properties>
      <style:text-properties fo:font-size="10pt" style:font-size-asian="10pt" fo:hyphenate="false"/>
    </style:style>
    <style:style style:name="lsTextNoIndent" style:family="paragraph" style:parent-style-name="Standard">
      <style:paragraph-properties fo:line-height="0.42cm" fo:hyphenation-ladder-count="no-limit"/>
      <style:text-properties fo:font-size="10pt" style:font-size-asian="10pt" fo:hyphenate="false"/>
    </style:style>
    <style:style style:name="IsExampleConvExtract" style:family="paragraph" style:parent-style-name="lsExample1" style:list-style-name="LFO2">
      <style:paragraph-properties fo:margin-left="0cm" fo:margin-right="0cm" fo:hyphenation-ladder-count="no-limit" fo:text-indent="0cm" style:auto-text-indent="false">
        <style:tab-stops>
          <style:tab-stop style:position="0.7cm"/>
          <style:tab-stop style:position="1cm" style:type="right"/>
          <style:tab-stop style:position="1.101cm"/>
        </style:tab-stops>
      </style:paragraph-properties>
      <style:text-properties style:font-name="Linux Libertine Mono O"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LangSci_5f_Example" style:display-name="LangSci_Example" style:family="paragraph" style:next-style-name="LangSci_5f_IMT">
      <style:paragraph-properties fo:margin-left="1.9cm" fo:margin-right="0cm" fo:hyphenation-ladder-count="no-limit" fo:text-indent="0cm" style:auto-text-indent="false">
        <style:tab-stops>
          <style:tab-stop style:position="0cm"/>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1.9cm" fo:margin-right="0cm" fo:hyphenation-ladder-count="no-limit" fo:text-indent="0cm" style:auto-text-indent="false">
        <style:tab-stops/>
      </style:paragraph-properties>
      <style:text-properties fo:font-size="12pt" fo:language="en" fo:country="US" fo:font-style="normal" style:letter-kerning="true" style:font-name-asian="Droid Sans Fallback" style:font-size-asian="12pt" style:language-asian="hi" style:country-asian="IN" style:font-style-asian="italic" style:font-name-complex="FreeSans" style:font-size-complex="12pt" style:language-complex="hi" style:country-complex="IN" style:font-style-complex="italic"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 style:list-style-name="LangSci_5f_Langinfo2" style:master-page-name="">
      <style:paragraph-properties fo:margin-left="0.199cm" fo:margin-right="0cm" fo:text-indent="0cm" style:auto-text-indent="false" style:page-number="auto" fo:background-color="transparent" style:shadow="none">
        <style:tab-stops/>
        <style:background-image/>
      </style:paragraph-properties>
      <style:text-properties fo:font-size="12pt"/>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angSci_5f_Translation_5f_Subexample" style:display-name="LangSci_Translation_Subexample" style:family="paragraph" style:parent-style-name="LangSci_5f_Translation" style:next-style-name="LangSci_5f_Langinfo" style:master-page-name="">
      <style:paragraph-properties style:page-number="auto"/>
      <style:text-properties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style:font-name-asian="OpenSymbol" style:font-name-complex="OpenSymbol"/>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size="8pt" fo:language="en" fo:country="US" style:letter-kerning="true" style:font-name-asian="Droid Sans Fallback" style:font-size-asian="8pt" style:language-asian="hi" style:country-asian="IN" style:font-name-complex="Mangal"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1">
        <style:list-level-properties text:list-level-position-and-space-mode="label-alignment">
          <style:list-level-label-alignment text:label-followed-by="listtab" fo:text-indent="-1.021cm" fo:margin-left="1.22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listtab" fo:text-indent="-0.499cm" fo:margin-left="0.499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499cm" fo:margin-left="0.499cm"/>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Kopecky, Felix</meta:initial-creator>
    <meta:creation-date>2015-02-06T14:04:00Z</meta:creation-date>
    <dc:date>2015-03-13T14:52:22.67</dc:date>
    <meta:print-date>1899-12-31T23:00:00Z</meta:print-date>
    <meta:editing-cycles>16</meta:editing-cycles>
    <meta:editing-duration>PT1H25M4S</meta:editing-duration>
    <meta:document-statistic meta:table-count="1" meta:image-count="0" meta:object-count="0" meta:page-count="6" meta:paragraph-count="74" meta:word-count="1422" meta:character-count="8697" meta:non-whitespace-character-count="7004"/>
    <meta:template xlink:type="simple" xlink:actuate="onRequest" xlink:title="" xlink:href="../../../lsp-template2-OO.odt/Normal.dotm"/>
  </office:meta>
</office:document-meta>
</file>